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normal">
      <style:text-properties fo:font-size="12pt" style:font-size-asian="12pt" style:font-size-complex="12pt"/>
    </style:style>
    <style:style style:name="P2" style:family="paragraph" style:parent-style-name="normal" style:list-style-name="WWNum1">
      <style:paragraph-properties fo:margin-left="0.5in" fo:text-indent="-0.25in" style:auto-text-indent="false"/>
    </style:style>
    <style:style style:name="P3" style:family="paragraph" style:parent-style-name="normal" style:list-style-name="WWNum2">
      <style:paragraph-properties fo:margin-left="0.5in" fo:text-indent="-0.25in" style:auto-text-indent="false"/>
    </style:style>
    <style:style style:name="P4" style:family="paragraph" style:parent-style-name="normal">
      <style:paragraph-properties fo:margin-top="0in" fo:margin-bottom="0in" style:contextual-spacing="false" fo:break-before="page"/>
    </style:style>
    <style:style style:name="P5" style:family="paragraph" style:parent-style-name="normal">
      <style:paragraph-properties fo:line-height="100%"/>
      <style:text-properties officeooo:paragraph-rsid="001cea8e"/>
    </style:style>
    <style:style style:name="P6" style:family="paragraph" style:parent-style-name="normal" style:master-page-name="Standard">
      <style:paragraph-properties style:page-number="1"/>
    </style:style>
    <style:style style:name="P7" style:family="paragraph" style:parent-style-name="normal">
      <style:paragraph-properties fo:text-align="center" style:justify-single-word="false"/>
      <style:text-properties fo:font-weight="bold" officeooo:paragraph-rsid="001cea8e" style:font-weight-asian="bold" style:font-weight-complex="bold"/>
    </style:style>
    <style:style style:name="P8" style:family="paragraph" style:parent-style-name="normal">
      <style:paragraph-properties fo:line-height="100%"/>
      <style:text-properties fo:font-weight="bold" officeooo:rsid="001cea8e" officeooo:paragraph-rsid="001cea8e" fo:background-color="#ffff00" style:font-weight-asian="bold" style:font-weight-complex="bold"/>
    </style:style>
    <style:style style:name="P9" style:family="paragraph" style:parent-style-name="normal">
      <style:text-properties officeooo:paragraph-rsid="001cea8e"/>
    </style:style>
    <style:style style:name="P10" style:family="paragraph" style:parent-style-name="normal">
      <style:paragraph-properties fo:line-height="100%"/>
      <style:text-properties officeooo:rsid="001cea8e" officeooo:paragraph-rsid="001cea8e" fo:background-color="#ffff00"/>
    </style:style>
    <style:style style:name="P11" style:family="paragraph" style:parent-style-name="normal">
      <style:paragraph-properties fo:line-height="100%"/>
      <style:text-properties officeooo:paragraph-rsid="001cea8e" fo:background-color="#ffff00"/>
    </style:style>
    <style:style style:name="P12" style:family="paragraph" style:parent-style-name="normal">
      <style:text-properties officeooo:paragraph-rsid="001cea8e" fo:background-color="#ffff00"/>
    </style:style>
    <style:style style:name="P13" style:family="paragraph" style:parent-style-name="normal">
      <style:text-properties fo:background-color="#ffff00"/>
    </style:style>
    <style:style style:name="P14" style:family="paragraph" style:parent-style-name="normal">
      <style:paragraph-properties fo:text-align="center" style:justify-single-word="false"/>
      <style:text-properties fo:font-size="14pt" fo:font-style="italic" fo:font-weight="bold" officeooo:paragraph-rsid="001cea8e" fo:background-color="#ffff00" style:font-size-asian="14pt" style:font-style-asian="italic" style:font-weight-asian="bold" style:font-size-complex="14pt" style:font-style-complex="italic" style:font-weight-complex="bold"/>
    </style:style>
    <style:style style:name="P15" style:family="paragraph" style:parent-style-name="normal">
      <style:paragraph-properties fo:text-align="center" style:justify-single-word="false"/>
      <style:text-properties fo:font-size="14pt" fo:font-weight="bold" officeooo:paragraph-rsid="001cea8e" fo:background-color="#ffff00" style:font-size-asian="14pt" style:font-weight-asian="bold" style:font-size-complex="14pt" style:font-weight-complex="bold"/>
    </style:style>
    <style:style style:name="P16" style:family="paragraph" style:parent-style-name="normal">
      <style:paragraph-properties fo:text-align="center" style:justify-single-word="false"/>
      <style:text-properties fo:font-size="8pt" fo:font-style="italic" fo:font-weight="bold" officeooo:paragraph-rsid="001cea8e" fo:background-color="#ffff00" style:font-size-asian="7pt" style:font-style-asian="italic" style:font-weight-asian="bold" style:font-size-complex="8pt" style:font-style-complex="italic" style:font-weight-complex="bold"/>
    </style:style>
    <style:style style:name="P17" style:family="paragraph" style:parent-style-name="normal">
      <style:paragraph-properties fo:text-align="center" style:justify-single-word="false"/>
      <style:text-properties fo:font-size="20pt" fo:font-weight="bold" officeooo:paragraph-rsid="001cea8e" fo:background-color="#ffff00" style:font-size-asian="20pt" style:font-weight-asian="bold" style:font-size-complex="20pt" style:font-weight-complex="bold"/>
    </style:style>
    <style:style style:name="P18" style:family="paragraph" style:parent-style-name="normal">
      <style:text-properties fo:text-transform="uppercase"/>
    </style:style>
    <style:style style:name="T1" style:family="text">
      <style:text-properties fo:font-size="12pt" style:font-size-asian="12pt" style:font-size-complex="12pt"/>
    </style:style>
    <style:style style:name="T2" style:family="text">
      <style:text-properties fo:font-size="12pt" officeooo:rsid="001cea8e"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weight="bold" officeooo:rsid="001cea8e"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none" style:font-size-asian="12pt" style:font-size-complex="12pt"/>
    </style:style>
    <style:style style:name="T7" style:family="text">
      <style:text-properties fo:font-size="12pt" officeooo:rsid="001cea8e" fo:background-color="#ffff00" loext:char-shading-value="0" style:font-size-asian="12pt" style:font-size-complex="12pt"/>
    </style:style>
    <style:style style:name="T8" style:family="text">
      <style:text-properties fo:font-size="12pt" fo:background-color="#ffff00" loext:char-shading-value="0" style:font-size-asian="12pt" style:font-size-complex="12pt"/>
    </style:style>
    <style:style style:name="T9" style:family="text">
      <style:text-properties officeooo:rsid="001cea8e"/>
    </style:style>
    <style:style style:name="T10" style:family="text">
      <style:text-properties fo:font-weight="bold" style:font-weight-asian="bold" style:font-weight-complex="bold"/>
    </style:style>
    <style:style style:name="T11" style:family="text">
      <style:text-properties fo:font-weight="bold" officeooo:rsid="001cea8e"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ea8e"/>
    </style:style>
    <style:style style:name="T14" style:family="text">
      <style:text-properties fo:font-weight="normal" style:font-weight-asian="normal" style:font-weight-complex="normal"/>
    </style:style>
    <style:style style:name="T15" style:family="text">
      <style:text-properties fo:font-weight="normal" officeooo:rsid="001cea8e" style:font-weight-asian="normal" style:font-weight-complex="normal"/>
    </style:style>
    <style:style style:name="T16" style:family="text">
      <style:text-properties officeooo:rsid="001cea8e" fo:background-color="#ffff00" loext:char-shading-value="0"/>
    </style:style>
    <style:style style:name="T17" style:family="text">
      <style:text-properties fo:background-color="#ffff00" loext:char-shading-value="0"/>
    </style:style>
    <style:style style:name="T18" style:family="text">
      <style:text-properties fo:font-style="italic" style:font-style-asian="italic" style:font-style-complex="italic"/>
    </style:style>
    <style:style style:name="T19" style:family="text">
      <style:text-properties fo:font-style="italic" officeooo:rsid="001cea8e" style:font-style-asian="italic" style:font-style-complex="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officeooo:rsid="001cea8e" fo:background-color="#ffff00" loext:char-shading-value="0" style:font-style-asian="italic" style:font-style-complex="italic"/>
    </style:style>
    <style:style style:name="T22" style:family="text">
      <style:text-properties fo:font-style="normal" style:font-style-asian="normal" style:font-style-complex="normal"/>
    </style:style>
    <style:style style:name="T23" style:family="text">
      <style:text-properties fo:color="#000000" loext:opacity="100%" fo:font-weight="bold" officeooo:rsid="001cea8e" style:font-weight-asian="bold" style:font-weight-complex="bold"/>
    </style:style>
    <style:style style:name="T24" style:family="text">
      <style:text-properties fo:font-size="18pt" fo:font-style="italic" style:font-size-asian="18pt" style:font-style-asian="italic" style:font-size-complex="18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text:span text:style-name="T1">Petition text:</text:span><text:span text:style-name="T1"/></text:p>
      <text:p text:style-name="P17">HOMES FIRST &amp; THE CITY OF TORONTO</text:p>
      <text:p text:style-name="P16"/>
      <text:p text:style-name="P14">MARGINALIZED COMMUNITIES <text:span text:style-name="T9">BEING </text:span><text:span text:style-name="T13">FORCED</text:span><text:span text:style-name="T9"> TO </text:span>COMPET<text:span text:style-name="T9">ING</text:span> FOR LIMITED RESOURCES</text:p>
      <text:p text:style-name="P16"/>
      <text:p text:style-name="P15"><text:span text:style-name="T24">STOP</text:span><text:span text:style-name="T18"> THE </text:span><text:span text:style-name="T24">TRANSITION</text:span><text:span text:style-name="T18"> TO </text:span><text:span text:style-name="T19">A </text:span><text:span text:style-name="T18">REFUGEE </text:span><text:span text:style-name="T20">ONLY</text:span><text:span text:style-name="T18"> SHELTER</text:span>!!</text:p>
      <text:p text:style-name="P7"><text:span text:style-name="T1"/></text:p>
      <text:p text:style-name="P13"><text:span text:style-name="T4">CURRENT ISSUES</text:span><text:span text:style-name="T3">:</text:span></text:p>
      <text:list text:style-name="WWNum1">
        <text:list-item>
          <text:p text:style-name="P2" loext:marker-style-name="T1"><text:span text:style-name="T1">In the City of Toronto there are </text:span><text:span text:style-name="T8">currently </text:span><text:span text:style-name="T7">more than </text:span><text:span text:style-name="T8">11,000 ho</text:span><text:span text:style-name="T7">meless </text:span><text:span text:style-name="T8">people</text:span></text:p>
        </text:list-item>
        <text:list-item>
          <text:p text:style-name="P2" loext:marker-style-name="T1"><text:span text:style-name="T1">The Delta </text:span><text:span text:style-name="T7">Hotel shelters</text:span><text:span text:style-name="T8"> </text:span><text:span text:style-name="T7">~</text:span><text:span text:style-name="T8">350 unhoused people every night and </text:span><text:span text:style-name="T7">provides </text:span><text:span text:style-name="T8">unique accommodat</text:span><text:span text:style-name="T7">ions for mixed adults</text:span><text:span text:style-name="T2">, </text:span><text:span text:style-name="T1">people with pets and LGBTQ+ people. </text:span></text:p>
        </text:list-item>
        <text:list-item>
          <text:p text:style-name="P2" loext:marker-style-name="T1"><text:span text:style-name="T1">The Delta is one of few harm reduction shelters in the city.</text:span><text:span text:style-name="T1"/></text:p>
        </text:list-item>
        <text:list-item>
          <text:p text:style-name="P2" loext:marker-style-name="T1"><text:span text:style-name="T1">The Delta is one of the few places in the shelter system where people have </text:span><text:span text:style-name="T7">access to safe individual spaces with minimal amenities</text:span></text:p>
        </text:list-item>
        <text:list-item>
          <text:p text:style-name="P2" loext:marker-style-name="T1"><text:span text:style-name="T1">Now Homes First and the City of Toronto have decided to transition the Delta </text:span><text:span text:style-name="T2">Hotel </text:span><text:span text:style-name="T1">to a refugee-only shelter, preventing any other unhoused community member from accessing a </text:span><text:span text:style-name="T8">bed </text:span><text:span text:style-name="T7">or room</text:span><text:span text:style-name="T1">.</text:span></text:p>
        </text:list-item>
        <text:list-item>
          <text:p text:style-name="P2" loext:marker-style-name="T6"><text:span text:style-name="T1">We </text:span><text:span text:style-name="T2">believe that both </text:span><text:span text:style-name="T1">refugee</text:span><text:span text:style-name="T2">s</text:span><text:span text:style-name="T1"> </text:span><text:span text:style-name="T2">and non-refugees be allowed access </text:span><text:span text:style-name="T1">to the Delta Hotel </text:span><text:span text:style-name="T2">s</text:span><text:span text:style-name="T1">helter.</text:span></text:p>
        </text:list-item>
        <text:list-item>
          <text:p text:style-name="P2" loext:marker-style-name="T1"><text:span text:style-name="T1">Residents were not properly informed, let alone consulted, on this </text:span><text:span text:style-name="T7">life-altering</text:span><text:span text:style-name="T2"> </text:span><text:span text:style-name="T1">decision. </text:span></text:p>
        </text:list-item>
        <text:list-item>
          <text:p text:style-name="P2" loext:marker-style-name="T1"><text:span text:style-name="T1">Residents are facing service restrictions and inadequate housing offers in order </text:span><text:span text:style-name="T8">to </text:span><text:span text:style-name="T7">hasten their removal </text:span><text:span text:style-name="T8">from the Delta </text:span><text:span text:style-name="T7">shelter</text:span><text:span text:style-name="T8">. </text:span><text:span text:style-name="T7">Lives are being negatively impacted in favour of administrative memos and deadlines.</text:span></text:p>
        </text:list-item>
      </text:list>
      <text:p text:style-name="P1" loext:marker-style-name="T1"/>
      <text:p text:style-name="P18"><text:span text:style-name="T3">We demand that Homes First and the City of Toronto:</text:span></text:p>
      <text:list text:style-name="WWNum2">
        <text:list-item>
          <text:p text:style-name="P3" loext:marker-style-name="T1"><text:span text:style-name="T1">Rescind the decision to transition the Delta to a refugee-only shelter and maintain its accessibility to ALL unhoused people.</text:span><text:span text:style-name="T1"/></text:p>
        </text:list-item>
        <text:list-item>
          <text:p text:style-name="P3" loext:marker-style-name="T1"><text:span text:style-name="T1">Commit to not removing current Delta residents unless it is to safe, rgi housing that they readily agree to.</text:span><text:span text:style-name="T1"/></text:p>
        </text:list-item>
        <text:list-item>
          <text:p text:style-name="P3" loext:marker-style-name="T1"><text:span text:style-name="T1">Engage in meaningful consultation with </text:span><text:span text:style-name="T7">all</text:span><text:span text:style-name="T2"> </text:span><text:span text:style-name="T1">residents of the Delta shelter. </text:span><text:span text:style-name="T7">These d</text:span><text:span text:style-name="T8">ecisions </text:span><text:span text:style-name="T7">impact (for good or ill) the personal lives of residents – they can’t be made without their consent or input!</text:span></text:p>
        </text:list-item>
        <text:list-item>
          <text:p text:style-name="P3" loext:marker-style-name="T1"><text:span text:style-name="T1">Hire and properly train extra housing workers in order to ensure residents can access adequate housing.</text:span><text:span text:style-name="T1"/></text:p>
        </text:list-item>
        <text:list-item>
          <text:p text:style-name="P3" loext:marker-style-name="T1"><text:span text:style-name="T1">Uphold their commitment in the </text:span><text:span text:style-name="T5">Toronto Shelter Standards </text:span><text:span text:style-name="T1">and its policy to “centre” and have a “trauma informed” approach to clients.</text:span></text:p>
        </text:list-item>
      </text:list>
      <text:p text:style-name="normal"/>
      <text:p text:style-name="normal"/>
      <text:p text:style-name="normal"/>
      <text:p text:style-name="normal"/>
      <text:p text:style-name="P4">We, the undersigned, oppose the transition of the Delta Hotel shelter to a refugee ONLY shelter.</text:p>
      <text:p text:style-name="P12">We <text:span text:style-name="T9">want both </text:span>refugees <text:span text:style-name="T9">and non-refugees </text:span>to be sheltered in a safe and respectful <text:span text:style-name="T9">manner that upholds the fundamental principles of the </text:span><text:span text:style-name="T11">Canadian Charter </text:span><text:span text:style-name="T15">of</text:span><text:span text:style-name="T11"> Rights</text:span><text:span text:style-name="T9"> and the </text:span><text:span text:style-name="T11">National Housing Strategy Act</text:span><text:span text:style-name="T9"> (</text:span><text:span text:style-name="T23">2019</text:span><text:span text:style-name="T9">) that clearly states:</text:span></text:p>
      <text:p text:style-name="P12"/>
      <text:p text:style-name="P12"><text:span text:style-name="T22">“</text:span><text:span text:style-name="T18">housing is essential to the inherent dignity and well-being of the person</text:span><text:span text:style-name="T22">”</text:span><text:span text:style-name="T18"> </text:span>and that “<text:span text:style-name="T18">the right to housing is a fundamental human right affirmed in international law</text:span>.”</text:p>
      <text:p text:style-name="P9"/>
      <text:p text:style-name="P9"><text:span text:style-name="T16">Unfortunately,</text:span><text:span text:style-name="T9"> </text:span><text:span text:style-name="T16">Homes First has gone ahead with their transition plan without any consultation with shelter residents, whose lives are once again under assault.</text:span><text:span text:style-name="T9"> </text:span><text:span text:style-name="T17">Residents were </text:span><text:span text:style-name="T16">only provided with a short letter outlining Homes First’s transition plan in accordance with Toronto City Council’s wishes to “</text:span><text:span text:style-name="T21">rid</text:span><text:span text:style-name="T16">” the shelter of non-refugees. Once again homeless people are being traumatized by bureaucratic failures and lack of leadership on the issue of homelessness. </text:span></text:p>
      <text:p text:style-name="normal"/>
      <text:p text:style-name="P9"><text:span text:style-name="T17">There are </text:span><text:span text:style-name="T16">more than </text:span><text:span text:style-name="T17">11,000 </text:span><text:span text:style-name="T16">homeless</text:span><text:span text:style-name="T17"> people </text:span><text:span text:style-name="T16">i</text:span><text:span text:style-name="T17">n Toronto. </text:span><text:span text:style-name="T16">Analysis of current Toronto Shelter System Flow data suggests that homelessness has reached an all time high over the last six years (2018-2024), a number that appears to be on the rise</text:span><text:span text:style-name="T9">. </text:span><text:span text:style-name="T16">Despite these numbers and the recent influx of Federal dollars ($162 million) to support Toronto’s shelter system, the Homes First </text:span><text:span text:style-name="T17">Delta </text:span><text:span text:style-name="T16">s</text:span><text:span text:style-name="T17">helter has </text:span><text:span text:style-name="T16">often made </text:span><text:span text:style-name="T17">rooms “</text:span><text:span text:style-name="T16">unavailable” at the expense of homeless people</text:span><text:span text:style-name="T17">.</text:span></text:p>
      <text:p text:style-name="normal"/>
      <text:p text:style-name="P5">The Delta is one of the only harm reduction shelters in the city that accepts trans residents, <text:span text:style-name="T16">keeps</text:span><text:span text:style-name="T9"> </text:span>couples together, and <text:span text:style-name="T16">allows</text:span><text:span text:style-name="T17"> </text:span><text:span text:style-name="T16">pets that are important to the mental well being of their owners</text:span>. <text:span text:style-name="T17">Th</text:span><text:span text:style-name="T16">e</text:span><text:span text:style-name="T17"> private rooms </text:span><text:span text:style-name="T16">at the Delta Hotel Shelter positively impacts the lives of homeless people in a number of ways, namely:</text:span></text:p>
      <text:p text:style-name="P10"><text:span text:style-name="T10">(i)</text:span> <text:s/>they provide a <text:span text:style-name="T12">safe space</text:span> that open aggregate shelters don’t and can’t provide.</text:p>
      <text:p text:style-name="P8">(ii)<text:span text:style-name="T14"> they provide safe and easy access to clean water, sanitation services that large aggregate shelters don’t and can’t provide.</text:span></text:p>
      <text:p text:style-name="P10"><text:span text:style-name="T10">(iii)</text:span> they provide some stability and relief from the trauma that unhoused people experience on a daily basis either on the street or in <text:span text:style-name="T14">large aggregate shelters settings.</text:span></text:p>
      <text:p text:style-name="P10"><text:span text:style-name="T10">(iv)</text:span> they provide access to a spectrum of social services that are not available in other types of shelters.</text:p>
      <text:p text:style-name="P11"/>
      <text:p text:style-name="P12"><text:span text:style-name="T9">The ongoing “</text:span>service restrict<text:span text:style-name="T9">ion” campaign by Homes First is not only punitive in nature but certainly not in line with the principles outlines in the </text:span><text:span text:style-name="T11">Charter </text:span><text:span text:style-name="T9">or the </text:span><text:span text:style-name="T11">National Housing Strategy Act</text:span><text:span text:style-name="T9">. Given the recent influx of funds there is certainly room for all!</text:span></text:p>
      <text:p text:style-name="P9"/>
      <text:p text:style-name="P9"><text:span text:style-name="T16">Access to safe, affordable housing (</text:span><text:span text:style-name="T17">RGI?</text:span><text:span text:style-name="T16">) can only be achieved if there are adequate levels of funding (which the City now have access to) for more </text:span><text:span text:style-name="T17">housing workers </text:span><text:span text:style-name="T16">who can help people find housing that meets their needs. For the City and Homes First to adapt a “divide and conquer” strategy, pitting one group of unhoused people against another, is incredibly unjust and only heightens the level of anxiety and distrust that many Delta residents current have toward HF and its municipal managers.</text:span><text:span text:style-name="T9"> </text:span></text:p>
      <text:p text:style-name="normal"/>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4-15T21:08:16.548000000</dc:date>
    <dc:creator>Jeffrey Howard</dc:creator>
    <meta:editing-duration>PT2H21M24S</meta:editing-duration>
    <meta:editing-cycles>1</meta:editing-cycles>
    <meta:document-statistic meta:table-count="0" meta:image-count="0" meta:object-count="0" meta:page-count="2" meta:paragraph-count="31" meta:word-count="801" meta:character-count="4884" meta:non-whitespace-character-count="4121"/>
    <meta:generator>LibreOffice/7.6.4.1$Windows_X86_64 LibreOffice_project/e19e193f88cd6c0525a17fb7a176ed8e6a3e2aa1</meta:generator>
  </office:meta>
</office:document-meta>
</file>